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FileRandomAccessContent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RandomAccessContent.writeBoolean( boolean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RandomAccessContent.LocalFileRandomAccessContent( final File localFile , final RandomAccessMode m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LocalFileRandomAccessContent.seek( long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RandomAccessContent.read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RandomAccessContent.writeFloat( floa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RandomAccessContent.read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RandomAccessContent.writeChar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RandomAccessContent.writeUTF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RandomAccessContent.read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RandomAccessContent.read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RandomAccessContent.read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RandomAccessContent.readUnsigned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RandomAccessContent.writeChar( in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RandomAccessContent.skipBytes( int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RandomAccessContent.read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RandomAccessContent.readFully( byte b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RandomAccessContent.read( byte b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RandomAccessContent.writeByte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RandomAccessContent.writeInt( in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RandomAccessContent.getFilePo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RandomAccessContent.read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RandomAccessContent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calFileRandomAccessContent.readU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RandomAccessContent.writeByte( in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RandomAccessContent.writeDouble( double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RandomAccessContent.readSh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RandomAccessContent.write( byte b [ ]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RandomAccessContent.readUnsignedSh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RandomAccessContent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RandomAccessContent.writeLong( lo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RandomAccessContent.write( byte b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RandomAccessContent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RandomAccessContent.skip( lo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FileRandomAccessContent.readFully( byte b [ ]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RandomAccessContent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RandomAccessContent.read( byte b [ ]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FileRandomAccessContent.avail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lFileRandomAccessContent.writeShort( in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